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75.86pt"/>
    </style:style>
    <style:style style:name="co3" style:family="table-column">
      <style:table-column-properties fo:break-before="auto" style:column-width="96.69pt"/>
    </style:style>
    <style:style style:name="co4" style:family="table-column">
      <style:table-column-properties fo:break-before="auto" style:column-width="93.66pt"/>
    </style:style>
    <style:style style:name="co5" style:family="table-column">
      <style:table-column-properties fo:break-before="auto" style:column-width="95.9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ities-populatio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yl_number</text:p>
          </table:table-cell>
          <table:table-cell office:value-type="string" calcext:value-type="string">
            <text:p>l_link/_text</text:p>
          </table:table-cell>
          <table:table-cell office:value-type="string" calcext:value-type="string">
            <text:p>toplamnfus_number</text:p>
          </table:table-cell>
          <table:table-cell office:value-type="string" calcext:value-type="string">
            <text:p>erkeknfusu_number</text:p>
          </table:table-cell>
          <table:table-cell office:value-type="string" calcext:value-type="string">
            <text:p>kadnnfusu_number</text:p>
          </table:table-cell>
          <table:table-cell office:value-type="string" calcext:value-type="string">
            <text:p>nfusyzdesi_number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İstanbul</text:p>
          </table:table-cell>
          <table:table-cell office:value-type="float" office:value="14.657" calcext:value-type="float">
            <text:p>14.657</text:p>
          </table:table-cell>
          <table:table-cell office:value-type="float" office:value="7.36" calcext:value-type="float">
            <text:p>7.36</text:p>
          </table:table-cell>
          <table:table-cell office:value-type="float" office:value="7.296" calcext:value-type="float">
            <text:p>7.296</text:p>
          </table:table-cell>
          <table:table-cell office:value-type="float" office:value="18.61" calcext:value-type="float">
            <text:p>18.6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nkara</text:p>
          </table:table-cell>
          <table:table-cell office:value-type="float" office:value="5.27" calcext:value-type="float">
            <text:p>5.27</text:p>
          </table:table-cell>
          <table:table-cell office:value-type="float" office:value="2.621" calcext:value-type="float">
            <text:p>2.621</text:p>
          </table:table-cell>
          <table:table-cell office:value-type="float" office:value="2.649" calcext:value-type="float">
            <text:p>2.649</text:p>
          </table:table-cell>
          <table:table-cell office:value-type="float" office:value="6.69" calcext:value-type="float">
            <text:p>6.6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İzmir</text:p>
          </table:table-cell>
          <table:table-cell office:value-type="float" office:value="4.168" calcext:value-type="float">
            <text:p>4.168</text:p>
          </table:table-cell>
          <table:table-cell office:value-type="float" office:value="2.078" calcext:value-type="float">
            <text:p>2.078</text:p>
          </table:table-cell>
          <table:table-cell office:value-type="float" office:value="2.09" calcext:value-type="float">
            <text:p>2.09</text:p>
          </table:table-cell>
          <table:table-cell office:value-type="float" office:value="5.29" calcext:value-type="float">
            <text:p>5.2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ursa</text:p>
          </table:table-cell>
          <table:table-cell office:value-type="float" office:value="2.842" calcext:value-type="float">
            <text:p>2.842</text:p>
          </table:table-cell>
          <table:table-cell office:value-type="float" office:value="1.423" calcext:value-type="float">
            <text:p>1.423</text:p>
          </table:table-cell>
          <table:table-cell office:value-type="float" office:value="1.418" calcext:value-type="float">
            <text:p>1.418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ntalya</text:p>
          </table:table-cell>
          <table:table-cell office:value-type="float" office:value="2.288" calcext:value-type="float">
            <text:p>2.288</text:p>
          </table:table-cell>
          <table:table-cell office:value-type="float" office:value="1.156" calcext:value-type="float">
            <text:p>1.156</text:p>
          </table:table-cell>
          <table:table-cell office:value-type="float" office:value="1.132" calcext:value-type="float">
            <text:p>1.132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dana</text:p>
          </table:table-cell>
          <table:table-cell office:value-type="float" office:value="2.183" calcext:value-type="float">
            <text:p>2.183</text:p>
          </table:table-cell>
          <table:table-cell office:value-type="float" office:value="1.091" calcext:value-type="float">
            <text:p>1.091</text:p>
          </table:table-cell>
          <table:table-cell office:value-type="float" office:value="1.092" calcext:value-type="float">
            <text:p>1.092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Konya</text:p>
          </table:table-cell>
          <table:table-cell office:value-type="float" office:value="2.13" calcext:value-type="float">
            <text:p>2.13</text:p>
          </table:table-cell>
          <table:table-cell office:value-type="float" office:value="1.056" calcext:value-type="float">
            <text:p>1.056</text:p>
          </table:table-cell>
          <table:table-cell office:value-type="float" office:value="1.074" calcext:value-type="float">
            <text:p>1.074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Gaziantep</text:p>
          </table:table-cell>
          <table:table-cell office:value-type="float" office:value="1.931" calcext:value-type="float">
            <text:p>1.931</text:p>
          </table:table-cell>
          <table:table-cell office:value-type="float" office:value="976.126" calcext:value-type="float">
            <text:p>976.126</text:p>
          </table:table-cell>
          <table:table-cell office:value-type="float" office:value="955.71" calcext:value-type="float">
            <text:p>955.71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Şanlıurfa</text:p>
          </table:table-cell>
          <table:table-cell office:value-type="float" office:value="1.892" calcext:value-type="float">
            <text:p>1.892</text:p>
          </table:table-cell>
          <table:table-cell office:value-type="float" office:value="950.493" calcext:value-type="float">
            <text:p>950.493</text:p>
          </table:table-cell>
          <table:table-cell office:value-type="float" office:value="941.827" calcext:value-type="float">
            <text:p>941.827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Kocaeli</text:p>
          </table:table-cell>
          <table:table-cell office:value-type="float" office:value="1.78" calcext:value-type="float">
            <text:p>1.78</text:p>
          </table:table-cell>
          <table:table-cell office:value-type="float" office:value="901.86" calcext:value-type="float">
            <text:p>901.86</text:p>
          </table:table-cell>
          <table:table-cell office:value-type="float" office:value="878.195" calcext:value-type="float">
            <text:p>878.195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ersin</text:p>
          </table:table-cell>
          <table:table-cell office:value-type="float" office:value="1.745" calcext:value-type="float">
            <text:p>1.745</text:p>
          </table:table-cell>
          <table:table-cell office:value-type="float" office:value="869.989" calcext:value-type="float">
            <text:p>869.989</text:p>
          </table:table-cell>
          <table:table-cell office:value-type="float" office:value="875.232" calcext:value-type="float">
            <text:p>875.232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iyarbakır</text:p>
          </table:table-cell>
          <table:table-cell office:value-type="float" office:value="1.654" calcext:value-type="float">
            <text:p>1.654</text:p>
          </table:table-cell>
          <table:table-cell office:value-type="float" office:value="834.354" calcext:value-type="float">
            <text:p>834.354</text:p>
          </table:table-cell>
          <table:table-cell office:value-type="float" office:value="819.842" calcext:value-type="float">
            <text:p>819.842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Hatay</text:p>
          </table:table-cell>
          <table:table-cell office:value-type="float" office:value="1.533" calcext:value-type="float">
            <text:p>1.533</text:p>
          </table:table-cell>
          <table:table-cell office:value-type="float" office:value="769.131" calcext:value-type="float">
            <text:p>769.131</text:p>
          </table:table-cell>
          <table:table-cell office:value-type="float" office:value="764.376" calcext:value-type="float">
            <text:p>764.376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anisa</text:p>
          </table:table-cell>
          <table:table-cell office:value-type="float" office:value="1.38" calcext:value-type="float">
            <text:p>1.38</text:p>
          </table:table-cell>
          <table:table-cell office:value-type="float" office:value="691.955" calcext:value-type="float">
            <text:p>691.955</text:p>
          </table:table-cell>
          <table:table-cell office:value-type="float" office:value="688.411" calcext:value-type="float">
            <text:p>688.411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Kayseri</text:p>
          </table:table-cell>
          <table:table-cell office:value-type="float" office:value="1.341" calcext:value-type="float">
            <text:p>1.341</text:p>
          </table:table-cell>
          <table:table-cell office:value-type="float" office:value="672.828" calcext:value-type="float">
            <text:p>672.828</text:p>
          </table:table-cell>
          <table:table-cell office:value-type="float" office:value="668.228" calcext:value-type="float">
            <text:p>668.228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amsun</text:p>
          </table:table-cell>
          <table:table-cell office:value-type="float" office:value="1.279" calcext:value-type="float">
            <text:p>1.279</text:p>
          </table:table-cell>
          <table:table-cell office:value-type="float" office:value="632.014" calcext:value-type="float">
            <text:p>632.014</text:p>
          </table:table-cell>
          <table:table-cell office:value-type="float" office:value="647.87" calcext:value-type="float">
            <text:p>647.87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lıkesir</text:p>
          </table:table-cell>
          <table:table-cell office:value-type="float" office:value="1.186" calcext:value-type="float">
            <text:p>1.186</text:p>
          </table:table-cell>
          <table:table-cell office:value-type="float" office:value="592.718" calcext:value-type="float">
            <text:p>592.718</text:p>
          </table:table-cell>
          <table:table-cell office:value-type="float" office:value="593.97" calcext:value-type="float">
            <text:p>593.97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Kahramanmaraş</text:p>
          </table:table-cell>
          <table:table-cell office:value-type="float" office:value="1.096" calcext:value-type="float">
            <text:p>1.096</text:p>
          </table:table-cell>
          <table:table-cell office:value-type="float" office:value="556.607" calcext:value-type="float">
            <text:p>556.607</text:p>
          </table:table-cell>
          <table:table-cell office:value-type="float" office:value="540.003" calcext:value-type="float">
            <text:p>540.003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Van</text:p>
          </table:table-cell>
          <table:table-cell office:value-type="float" office:value="1.096" calcext:value-type="float">
            <text:p>1.096</text:p>
          </table:table-cell>
          <table:table-cell office:value-type="float" office:value="560.48" calcext:value-type="float">
            <text:p>560.48</text:p>
          </table:table-cell>
          <table:table-cell office:value-type="float" office:value="535.917" calcext:value-type="float">
            <text:p>535.917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ydın</text:p>
          </table:table-cell>
          <table:table-cell office:value-type="float" office:value="1.053" calcext:value-type="float">
            <text:p>1.053</text:p>
          </table:table-cell>
          <table:table-cell office:value-type="float" office:value="525.267" calcext:value-type="float">
            <text:p>525.267</text:p>
          </table:table-cell>
          <table:table-cell office:value-type="float" office:value="528.239" calcext:value-type="float">
            <text:p>528.239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enizli</text:p>
          </table:table-cell>
          <table:table-cell office:value-type="float" office:value="993.442" calcext:value-type="float">
            <text:p>993.442</text:p>
          </table:table-cell>
          <table:table-cell office:value-type="float" office:value="494.808" calcext:value-type="float">
            <text:p>494.808</text:p>
          </table:table-cell>
          <table:table-cell office:value-type="float" office:value="498.634" calcext:value-type="float">
            <text:p>498.634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akarya</text:p>
          </table:table-cell>
          <table:table-cell office:value-type="float" office:value="953.181" calcext:value-type="float">
            <text:p>953.181</text:p>
          </table:table-cell>
          <table:table-cell office:value-type="float" office:value="477.879" calcext:value-type="float">
            <text:p>477.879</text:p>
          </table:table-cell>
          <table:table-cell office:value-type="float" office:value="475.302" calcext:value-type="float">
            <text:p>475.302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Tekirdağ</text:p>
          </table:table-cell>
          <table:table-cell office:value-type="float" office:value="937.91" calcext:value-type="float">
            <text:p>937.91</text:p>
          </table:table-cell>
          <table:table-cell office:value-type="float" office:value="482.404" calcext:value-type="float">
            <text:p>482.404</text:p>
          </table:table-cell>
          <table:table-cell office:value-type="float" office:value="455.506" calcext:value-type="float">
            <text:p>455.506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uğla</text:p>
          </table:table-cell>
          <table:table-cell office:value-type="float" office:value="908.877" calcext:value-type="float">
            <text:p>908.877</text:p>
          </table:table-cell>
          <table:table-cell office:value-type="float" office:value="463.411" calcext:value-type="float">
            <text:p>463.411</text:p>
          </table:table-cell>
          <table:table-cell office:value-type="float" office:value="445.466" calcext:value-type="float">
            <text:p>445.466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skişehir</text:p>
          </table:table-cell>
          <table:table-cell office:value-type="float" office:value="826.716" calcext:value-type="float">
            <text:p>826.716</text:p>
          </table:table-cell>
          <table:table-cell office:value-type="float" office:value="412.205" calcext:value-type="float">
            <text:p>412.205</text:p>
          </table:table-cell>
          <table:table-cell office:value-type="float" office:value="414.511" calcext:value-type="float">
            <text:p>414.511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ardin</text:p>
          </table:table-cell>
          <table:table-cell office:value-type="float" office:value="796.591" calcext:value-type="float">
            <text:p>796.591</text:p>
          </table:table-cell>
          <table:table-cell office:value-type="float" office:value="400.478" calcext:value-type="float">
            <text:p>400.478</text:p>
          </table:table-cell>
          <table:table-cell office:value-type="float" office:value="396.113" calcext:value-type="float">
            <text:p>396.113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alatya</text:p>
          </table:table-cell>
          <table:table-cell office:value-type="float" office:value="772.904" calcext:value-type="float">
            <text:p>772.904</text:p>
          </table:table-cell>
          <table:table-cell office:value-type="float" office:value="385.44" calcext:value-type="float">
            <text:p>385.44</text:p>
          </table:table-cell>
          <table:table-cell office:value-type="float" office:value="387.464" calcext:value-type="float">
            <text:p>387.464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Trabzon</text:p>
          </table:table-cell>
          <table:table-cell office:value-type="float" office:value="768.417" calcext:value-type="float">
            <text:p>768.417</text:p>
          </table:table-cell>
          <table:table-cell office:value-type="float" office:value="379.708" calcext:value-type="float">
            <text:p>379.708</text:p>
          </table:table-cell>
          <table:table-cell office:value-type="float" office:value="388.709" calcext:value-type="float">
            <text:p>388.709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rzurum</text:p>
          </table:table-cell>
          <table:table-cell office:value-type="float" office:value="762.321" calcext:value-type="float">
            <text:p>762.321</text:p>
          </table:table-cell>
          <table:table-cell office:value-type="float" office:value="382.163" calcext:value-type="float">
            <text:p>382.163</text:p>
          </table:table-cell>
          <table:table-cell office:value-type="float" office:value="380.158" calcext:value-type="float">
            <text:p>380.158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Ordu</text:p>
          </table:table-cell>
          <table:table-cell office:value-type="float" office:value="728.949" calcext:value-type="float">
            <text:p>728.949</text:p>
          </table:table-cell>
          <table:table-cell office:value-type="float" office:value="364.236" calcext:value-type="float">
            <text:p>364.236</text:p>
          </table:table-cell>
          <table:table-cell office:value-type="float" office:value="364.713" calcext:value-type="float">
            <text:p>364.713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fyonkarahisar</text:p>
          </table:table-cell>
          <table:table-cell office:value-type="float" office:value="709.015" calcext:value-type="float">
            <text:p>709.015</text:p>
          </table:table-cell>
          <table:table-cell office:value-type="float" office:value="351.993" calcext:value-type="float">
            <text:p>351.993</text:p>
          </table:table-cell>
          <table:table-cell office:value-type="float" office:value="357.022" calcext:value-type="float">
            <text:p>357.02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ivas</text:p>
          </table:table-cell>
          <table:table-cell office:value-type="float" office:value="618.617" calcext:value-type="float">
            <text:p>618.617</text:p>
          </table:table-cell>
          <table:table-cell office:value-type="float" office:value="307.439" calcext:value-type="float">
            <text:p>307.439</text:p>
          </table:table-cell>
          <table:table-cell office:value-type="float" office:value="311.178" calcext:value-type="float">
            <text:p>311.178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dıyaman</text:p>
          </table:table-cell>
          <table:table-cell office:value-type="float" office:value="602.774" calcext:value-type="float">
            <text:p>602.774</text:p>
          </table:table-cell>
          <table:table-cell office:value-type="float" office:value="303.163" calcext:value-type="float">
            <text:p>303.163</text:p>
          </table:table-cell>
          <table:table-cell office:value-type="float" office:value="299.611" calcext:value-type="float">
            <text:p>299.611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Zonguldak</text:p>
          </table:table-cell>
          <table:table-cell office:value-type="float" office:value="595.907" calcext:value-type="float">
            <text:p>595.907</text:p>
          </table:table-cell>
          <table:table-cell office:value-type="float" office:value="294.679" calcext:value-type="float">
            <text:p>294.679</text:p>
          </table:table-cell>
          <table:table-cell office:value-type="float" office:value="301.228" calcext:value-type="float">
            <text:p>301.228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Tokat</text:p>
          </table:table-cell>
          <table:table-cell office:value-type="float" office:value="593.99" calcext:value-type="float">
            <text:p>593.99</text:p>
          </table:table-cell>
          <table:table-cell office:value-type="float" office:value="294.381" calcext:value-type="float">
            <text:p>294.381</text:p>
          </table:table-cell>
          <table:table-cell office:value-type="float" office:value="299.609" calcext:value-type="float">
            <text:p>299.60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lazığ</text:p>
          </table:table-cell>
          <table:table-cell office:value-type="float" office:value="574.304" calcext:value-type="float">
            <text:p>574.304</text:p>
          </table:table-cell>
          <table:table-cell office:value-type="float" office:value="285.511" calcext:value-type="float">
            <text:p>285.511</text:p>
          </table:table-cell>
          <table:table-cell office:value-type="float" office:value="288.793" calcext:value-type="float">
            <text:p>288.793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Kütahya</text:p>
          </table:table-cell>
          <table:table-cell office:value-type="float" office:value="571.463" calcext:value-type="float">
            <text:p>571.463</text:p>
          </table:table-cell>
          <table:table-cell office:value-type="float" office:value="282.816" calcext:value-type="float">
            <text:p>282.816</text:p>
          </table:table-cell>
          <table:table-cell office:value-type="float" office:value="288.647" calcext:value-type="float">
            <text:p>288.647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tman</text:p>
          </table:table-cell>
          <table:table-cell office:value-type="float" office:value="566.633" calcext:value-type="float">
            <text:p>566.633</text:p>
          </table:table-cell>
          <table:table-cell office:value-type="float" office:value="284.866" calcext:value-type="float">
            <text:p>284.866</text:p>
          </table:table-cell>
          <table:table-cell office:value-type="float" office:value="281.767" calcext:value-type="float">
            <text:p>281.767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ğrı</text:p>
          </table:table-cell>
          <table:table-cell office:value-type="float" office:value="547.21" calcext:value-type="float">
            <text:p>547.21</text:p>
          </table:table-cell>
          <table:table-cell office:value-type="float" office:value="284.243" calcext:value-type="float">
            <text:p>284.243</text:p>
          </table:table-cell>
          <table:table-cell office:value-type="float" office:value="262.967" calcext:value-type="float">
            <text:p>262.967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Çorum</text:p>
          </table:table-cell>
          <table:table-cell office:value-type="float" office:value="525.18" calcext:value-type="float">
            <text:p>525.18</text:p>
          </table:table-cell>
          <table:table-cell office:value-type="float" office:value="259.993" calcext:value-type="float">
            <text:p>259.993</text:p>
          </table:table-cell>
          <table:table-cell office:value-type="float" office:value="265.187" calcext:value-type="float">
            <text:p>265.187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Çanakkale</text:p>
          </table:table-cell>
          <table:table-cell office:value-type="float" office:value="513.341" calcext:value-type="float">
            <text:p>513.341</text:p>
          </table:table-cell>
          <table:table-cell office:value-type="float" office:value="259.721" calcext:value-type="float">
            <text:p>259.721</text:p>
          </table:table-cell>
          <table:table-cell office:value-type="float" office:value="253.62" calcext:value-type="float">
            <text:p>253.6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Osmaniye</text:p>
          </table:table-cell>
          <table:table-cell office:value-type="float" office:value="512.873" calcext:value-type="float">
            <text:p>512.873</text:p>
          </table:table-cell>
          <table:table-cell office:value-type="float" office:value="258.959" calcext:value-type="float">
            <text:p>258.959</text:p>
          </table:table-cell>
          <table:table-cell office:value-type="float" office:value="253.914" calcext:value-type="float">
            <text:p>253.914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Şırnak</text:p>
          </table:table-cell>
          <table:table-cell office:value-type="float" office:value="490.184" calcext:value-type="float">
            <text:p>490.184</text:p>
          </table:table-cell>
          <table:table-cell office:value-type="float" office:value="256.529" calcext:value-type="float">
            <text:p>256.529</text:p>
          </table:table-cell>
          <table:table-cell office:value-type="float" office:value="233.655" calcext:value-type="float">
            <text:p>233.655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Giresun</text:p>
          </table:table-cell>
          <table:table-cell office:value-type="float" office:value="426.686" calcext:value-type="float">
            <text:p>426.686</text:p>
          </table:table-cell>
          <table:table-cell office:value-type="float" office:value="210.967" calcext:value-type="float">
            <text:p>210.967</text:p>
          </table:table-cell>
          <table:table-cell office:value-type="float" office:value="215.719" calcext:value-type="float">
            <text:p>215.719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Isparta</text:p>
          </table:table-cell>
          <table:table-cell office:value-type="float" office:value="421.766" calcext:value-type="float">
            <text:p>421.766</text:p>
          </table:table-cell>
          <table:table-cell office:value-type="float" office:value="210.152" calcext:value-type="float">
            <text:p>210.152</text:p>
          </table:table-cell>
          <table:table-cell office:value-type="float" office:value="211.614" calcext:value-type="float">
            <text:p>211.614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Yozgat</text:p>
          </table:table-cell>
          <table:table-cell office:value-type="float" office:value="419.44" calcext:value-type="float">
            <text:p>419.44</text:p>
          </table:table-cell>
          <table:table-cell office:value-type="float" office:value="209.376" calcext:value-type="float">
            <text:p>209.376</text:p>
          </table:table-cell>
          <table:table-cell office:value-type="float" office:value="210.064" calcext:value-type="float">
            <text:p>210.064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uş</text:p>
          </table:table-cell>
          <table:table-cell office:value-type="float" office:value="408.728" calcext:value-type="float">
            <text:p>408.728</text:p>
          </table:table-cell>
          <table:table-cell office:value-type="float" office:value="208.329" calcext:value-type="float">
            <text:p>208.329</text:p>
          </table:table-cell>
          <table:table-cell office:value-type="float" office:value="200.399" calcext:value-type="float">
            <text:p>200.399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dirne</text:p>
          </table:table-cell>
          <table:table-cell office:value-type="float" office:value="402.537" calcext:value-type="float">
            <text:p>402.537</text:p>
          </table:table-cell>
          <table:table-cell office:value-type="float" office:value="203.349" calcext:value-type="float">
            <text:p>203.349</text:p>
          </table:table-cell>
          <table:table-cell office:value-type="float" office:value="199.188" calcext:value-type="float">
            <text:p>199.188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ksaray</text:p>
          </table:table-cell>
          <table:table-cell office:value-type="float" office:value="386.514" calcext:value-type="float">
            <text:p>386.514</text:p>
          </table:table-cell>
          <table:table-cell office:value-type="float" office:value="192.688" calcext:value-type="float">
            <text:p>192.688</text:p>
          </table:table-cell>
          <table:table-cell office:value-type="float" office:value="193.826" calcext:value-type="float">
            <text:p>193.826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Kastamonu</text:p>
          </table:table-cell>
          <table:table-cell office:value-type="float" office:value="372.633" calcext:value-type="float">
            <text:p>372.633</text:p>
          </table:table-cell>
          <table:table-cell office:value-type="float" office:value="184.585" calcext:value-type="float">
            <text:p>184.585</text:p>
          </table:table-cell>
          <table:table-cell office:value-type="float" office:value="188.048" calcext:value-type="float">
            <text:p>188.048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üzce</text:p>
          </table:table-cell>
          <table:table-cell office:value-type="float" office:value="360.388" calcext:value-type="float">
            <text:p>360.388</text:p>
          </table:table-cell>
          <table:table-cell office:value-type="float" office:value="181.197" calcext:value-type="float">
            <text:p>181.197</text:p>
          </table:table-cell>
          <table:table-cell office:value-type="float" office:value="179.191" calcext:value-type="float">
            <text:p>179.191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Uşak</text:p>
          </table:table-cell>
          <table:table-cell office:value-type="float" office:value="353.048" calcext:value-type="float">
            <text:p>353.048</text:p>
          </table:table-cell>
          <table:table-cell office:value-type="float" office:value="176.281" calcext:value-type="float">
            <text:p>176.281</text:p>
          </table:table-cell>
          <table:table-cell office:value-type="float" office:value="176.767" calcext:value-type="float">
            <text:p>176.767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Kırklareli</text:p>
          </table:table-cell>
          <table:table-cell office:value-type="float" office:value="346.973" calcext:value-type="float">
            <text:p>346.973</text:p>
          </table:table-cell>
          <table:table-cell office:value-type="float" office:value="177.352" calcext:value-type="float">
            <text:p>177.352</text:p>
          </table:table-cell>
          <table:table-cell office:value-type="float" office:value="169.621" calcext:value-type="float">
            <text:p>169.621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iğde</text:p>
          </table:table-cell>
          <table:table-cell office:value-type="float" office:value="346.114" calcext:value-type="float">
            <text:p>346.114</text:p>
          </table:table-cell>
          <table:table-cell office:value-type="float" office:value="172.643" calcext:value-type="float">
            <text:p>172.643</text:p>
          </table:table-cell>
          <table:table-cell office:value-type="float" office:value="173.471" calcext:value-type="float">
            <text:p>173.471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itlis</text:p>
          </table:table-cell>
          <table:table-cell office:value-type="float" office:value="340.449" calcext:value-type="float">
            <text:p>340.449</text:p>
          </table:table-cell>
          <table:table-cell office:value-type="float" office:value="176.929" calcext:value-type="float">
            <text:p>176.929</text:p>
          </table:table-cell>
          <table:table-cell office:value-type="float" office:value="163.52" calcext:value-type="float">
            <text:p>163.52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Rize</text:p>
          </table:table-cell>
          <table:table-cell office:value-type="float" office:value="328.979" calcext:value-type="float">
            <text:p>328.979</text:p>
          </table:table-cell>
          <table:table-cell office:value-type="float" office:value="163.379" calcext:value-type="float">
            <text:p>163.379</text:p>
          </table:table-cell>
          <table:table-cell office:value-type="float" office:value="165.6" calcext:value-type="float">
            <text:p>165.6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masya</text:p>
          </table:table-cell>
          <table:table-cell office:value-type="float" office:value="322.167" calcext:value-type="float">
            <text:p>322.167</text:p>
          </table:table-cell>
          <table:table-cell office:value-type="float" office:value="159.325" calcext:value-type="float">
            <text:p>159.325</text:p>
          </table:table-cell>
          <table:table-cell office:value-type="float" office:value="162.842" calcext:value-type="float">
            <text:p>162.842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iirt</text:p>
          </table:table-cell>
          <table:table-cell office:value-type="float" office:value="320.351" calcext:value-type="float">
            <text:p>320.351</text:p>
          </table:table-cell>
          <table:table-cell office:value-type="float" office:value="165.034" calcext:value-type="float">
            <text:p>165.034</text:p>
          </table:table-cell>
          <table:table-cell office:value-type="float" office:value="155.317" calcext:value-type="float">
            <text:p>155.317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Kars</text:p>
          </table:table-cell>
          <table:table-cell office:value-type="float" office:value="292.66" calcext:value-type="float">
            <text:p>292.66</text:p>
          </table:table-cell>
          <table:table-cell office:value-type="float" office:value="152.04" calcext:value-type="float">
            <text:p>152.04</text:p>
          </table:table-cell>
          <table:table-cell office:value-type="float" office:value="140.62" calcext:value-type="float">
            <text:p>140.62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olu</text:p>
          </table:table-cell>
          <table:table-cell office:value-type="float" office:value="291.095" calcext:value-type="float">
            <text:p>291.095</text:p>
          </table:table-cell>
          <table:table-cell office:value-type="float" office:value="144.501" calcext:value-type="float">
            <text:p>144.501</text:p>
          </table:table-cell>
          <table:table-cell office:value-type="float" office:value="146.594" calcext:value-type="float">
            <text:p>146.594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evşehir</text:p>
          </table:table-cell>
          <table:table-cell office:value-type="float" office:value="286.767" calcext:value-type="float">
            <text:p>286.767</text:p>
          </table:table-cell>
          <table:table-cell office:value-type="float" office:value="141.942" calcext:value-type="float">
            <text:p>141.942</text:p>
          </table:table-cell>
          <table:table-cell office:value-type="float" office:value="144.825" calcext:value-type="float">
            <text:p>144.825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Hakkari</text:p>
          </table:table-cell>
          <table:table-cell office:value-type="float" office:value="278.775" calcext:value-type="float">
            <text:p>278.775</text:p>
          </table:table-cell>
          <table:table-cell office:value-type="float" office:value="151.013" calcext:value-type="float">
            <text:p>151.013</text:p>
          </table:table-cell>
          <table:table-cell office:value-type="float" office:value="127.762" calcext:value-type="float">
            <text:p>127.762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Kırıkkale</text:p>
          </table:table-cell>
          <table:table-cell office:value-type="float" office:value="270.271" calcext:value-type="float">
            <text:p>270.271</text:p>
          </table:table-cell>
          <table:table-cell office:value-type="float" office:value="135.024" calcext:value-type="float">
            <text:p>135.024</text:p>
          </table:table-cell>
          <table:table-cell office:value-type="float" office:value="135.247" calcext:value-type="float">
            <text:p>135.247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ingöl</text:p>
          </table:table-cell>
          <table:table-cell office:value-type="float" office:value="267.184" calcext:value-type="float">
            <text:p>267.184</text:p>
          </table:table-cell>
          <table:table-cell office:value-type="float" office:value="136.601" calcext:value-type="float">
            <text:p>136.601</text:p>
          </table:table-cell>
          <table:table-cell office:value-type="float" office:value="130.583" calcext:value-type="float">
            <text:p>130.583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urdur</text:p>
          </table:table-cell>
          <table:table-cell office:value-type="float" office:value="258.339" calcext:value-type="float">
            <text:p>258.339</text:p>
          </table:table-cell>
          <table:table-cell office:value-type="float" office:value="128.049" calcext:value-type="float">
            <text:p>128.049</text:p>
          </table:table-cell>
          <table:table-cell office:value-type="float" office:value="130.29" calcext:value-type="float">
            <text:p>130.29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Karaman</text:p>
          </table:table-cell>
          <table:table-cell office:value-type="float" office:value="242.196" calcext:value-type="float">
            <text:p>242.196</text:p>
          </table:table-cell>
          <table:table-cell office:value-type="float" office:value="120.94" calcext:value-type="float">
            <text:p>120.94</text:p>
          </table:table-cell>
          <table:table-cell office:value-type="float" office:value="121.256" calcext:value-type="float">
            <text:p>121.256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Karabük</text:p>
          </table:table-cell>
          <table:table-cell office:value-type="float" office:value="236.978" calcext:value-type="float">
            <text:p>236.978</text:p>
          </table:table-cell>
          <table:table-cell office:value-type="float" office:value="119.332" calcext:value-type="float">
            <text:p>119.332</text:p>
          </table:table-cell>
          <table:table-cell office:value-type="float" office:value="117.646" calcext:value-type="float">
            <text:p>117.64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Yalova</text:p>
          </table:table-cell>
          <table:table-cell office:value-type="float" office:value="233.009" calcext:value-type="float">
            <text:p>233.009</text:p>
          </table:table-cell>
          <table:table-cell office:value-type="float" office:value="116.15" calcext:value-type="float">
            <text:p>116.15</text:p>
          </table:table-cell>
          <table:table-cell office:value-type="float" office:value="116.859" calcext:value-type="float">
            <text:p>116.85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Kırşehir</text:p>
          </table:table-cell>
          <table:table-cell office:value-type="float" office:value="225.562" calcext:value-type="float">
            <text:p>225.562</text:p>
          </table:table-cell>
          <table:table-cell office:value-type="float" office:value="112.121" calcext:value-type="float">
            <text:p>112.121</text:p>
          </table:table-cell>
          <table:table-cell office:value-type="float" office:value="113.441" calcext:value-type="float">
            <text:p>113.441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rzincan</text:p>
          </table:table-cell>
          <table:table-cell office:value-type="float" office:value="222.918" calcext:value-type="float">
            <text:p>222.918</text:p>
          </table:table-cell>
          <table:table-cell office:value-type="float" office:value="113.158" calcext:value-type="float">
            <text:p>113.158</text:p>
          </table:table-cell>
          <table:table-cell office:value-type="float" office:value="109.76" calcext:value-type="float">
            <text:p>109.7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ilecik</text:p>
          </table:table-cell>
          <table:table-cell office:value-type="float" office:value="212.361" calcext:value-type="float">
            <text:p>212.361</text:p>
          </table:table-cell>
          <table:table-cell office:value-type="float" office:value="109.794" calcext:value-type="float">
            <text:p>109.794</text:p>
          </table:table-cell>
          <table:table-cell office:value-type="float" office:value="102.567" calcext:value-type="float">
            <text:p>102.567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inop</text:p>
          </table:table-cell>
          <table:table-cell office:value-type="float" office:value="204.133" calcext:value-type="float">
            <text:p>204.133</text:p>
          </table:table-cell>
          <table:table-cell office:value-type="float" office:value="101.139" calcext:value-type="float">
            <text:p>101.139</text:p>
          </table:table-cell>
          <table:table-cell office:value-type="float" office:value="102.994" calcext:value-type="float">
            <text:p>102.994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Iğdır</text:p>
          </table:table-cell>
          <table:table-cell office:value-type="float" office:value="192.435" calcext:value-type="float">
            <text:p>192.435</text:p>
          </table:table-cell>
          <table:table-cell office:value-type="float" office:value="99.099" calcext:value-type="float">
            <text:p>99.099</text:p>
          </table:table-cell>
          <table:table-cell office:value-type="float" office:value="93.336" calcext:value-type="float">
            <text:p>93.336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rtın</text:p>
          </table:table-cell>
          <table:table-cell office:value-type="float" office:value="190.708" calcext:value-type="float">
            <text:p>190.708</text:p>
          </table:table-cell>
          <table:table-cell office:value-type="float" office:value="94.138" calcext:value-type="float">
            <text:p>94.138</text:p>
          </table:table-cell>
          <table:table-cell office:value-type="float" office:value="96.57" calcext:value-type="float">
            <text:p>96.5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Çankırı</text:p>
          </table:table-cell>
          <table:table-cell office:value-type="float" office:value="180.945" calcext:value-type="float">
            <text:p>180.945</text:p>
          </table:table-cell>
          <table:table-cell office:value-type="float" office:value="90.34" calcext:value-type="float">
            <text:p>90.34</text:p>
          </table:table-cell>
          <table:table-cell office:value-type="float" office:value="90.605" calcext:value-type="float">
            <text:p>90.605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rtvin</text:p>
          </table:table-cell>
          <table:table-cell office:value-type="float" office:value="168.37" calcext:value-type="float">
            <text:p>168.37</text:p>
          </table:table-cell>
          <table:table-cell office:value-type="float" office:value="84.679" calcext:value-type="float">
            <text:p>84.679</text:p>
          </table:table-cell>
          <table:table-cell office:value-type="float" office:value="83.691" calcext:value-type="float">
            <text:p>83.691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Gümüşhane</text:p>
          </table:table-cell>
          <table:table-cell office:value-type="float" office:value="151.449" calcext:value-type="float">
            <text:p>151.449</text:p>
          </table:table-cell>
          <table:table-cell office:value-type="float" office:value="76.77" calcext:value-type="float">
            <text:p>76.77</text:p>
          </table:table-cell>
          <table:table-cell office:value-type="float" office:value="74.679" calcext:value-type="float">
            <text:p>74.679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Kilis</text:p>
          </table:table-cell>
          <table:table-cell office:value-type="float" office:value="130.655" calcext:value-type="float">
            <text:p>130.655</text:p>
          </table:table-cell>
          <table:table-cell office:value-type="float" office:value="65.407" calcext:value-type="float">
            <text:p>65.407</text:p>
          </table:table-cell>
          <table:table-cell office:value-type="float" office:value="65.248" calcext:value-type="float">
            <text:p>65.248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rdahan</text:p>
          </table:table-cell>
          <table:table-cell office:value-type="float" office:value="99.265" calcext:value-type="float">
            <text:p>99.265</text:p>
          </table:table-cell>
          <table:table-cell office:value-type="float" office:value="51.141" calcext:value-type="float">
            <text:p>51.141</text:p>
          </table:table-cell>
          <table:table-cell office:value-type="float" office:value="48.124" calcext:value-type="float">
            <text:p>48.124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Tunceli</text:p>
          </table:table-cell>
          <table:table-cell office:value-type="float" office:value="86.076" calcext:value-type="float">
            <text:p>86.076</text:p>
          </table:table-cell>
          <table:table-cell office:value-type="float" office:value="48.129" calcext:value-type="float">
            <text:p>48.129</text:p>
          </table:table-cell>
          <table:table-cell office:value-type="float" office:value="37.947" calcext:value-type="float">
            <text:p>37.947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yburt</text:p>
          </table:table-cell>
          <table:table-cell office:value-type="float" office:value="78.55" calcext:value-type="float">
            <text:p>78.55</text:p>
          </table:table-cell>
          <table:table-cell office:value-type="float" office:value="39.935" calcext:value-type="float">
            <text:p>39.935</text:p>
          </table:table-cell>
          <table:table-cell office:value-type="float" office:value="38.615" calcext:value-type="float">
            <text:p>38.615</text:p>
          </table:table-cell>
          <table:table-cell office:value-type="float" office:value="0.1" calcext:value-type="float">
            <text:p>0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31T14:09:39.546232227</dc:date>
    <meta:editing-duration>PT38S</meta:editing-duration>
    <meta:editing-cycles>1</meta:editing-cycles>
    <meta:document-statistic meta:table-count="1" meta:cell-count="492" meta:object-count="0"/>
    <meta:generator>LibreOffice/5.0.3.2$Linux_X86_64 LibreOffice_project/00m0$Build-2</meta:generator>
  </office:meta>
</office:document-meta>
</file>